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</text:p>
      <text:p text:style-name="Text_20_body">I’m just a simple anonymity and privacy activist. Pota…Sorry…This project is my passion.</text:p>
      <text:p text:style-name="Text_20_body">I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This might surprise you but I’m a woman. We exist in tech. - I am not rich. - I enjoy good memes, movies, series, and books (and I’m sure some of you will spot some of the many references to those in my project). - I am probably not where you think I might be. - I am probably not who you think I might be? - I cannot confirm nor deny anything I wrote here is true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- Mastodon: <text:a xlink:type="simple" xlink:href="https://mastodon.social/@anonypla" office:name=""><text:span text:style-name="Definition">https://mastodon.social/@anonypla</text:span></text:a> - Element/Matrix.org: <text:span text:style-name="Source_Text">@anonypla:tchncs.de</text:span> <text:span text:style-name="T1">(</text:span><text:span text:style-name="T1">@anonypla:matrix.org</text:span><text:span text:style-name="T1"> and </text:span><text:span text:style-name="T1">@anonypla:envs.net</text:span><text:span text:style-name="T1"> are currently out of order)</text:span> - Reddit: <text:a xlink:type="simple" xlink:href="https://old.reddit.com/message/compose/?to=AnonyPla" office:name=""><text:span text:style-name="Definition">https://old.reddit.com/message/compose/?to=AnonyPla</text:span></text:a> - E-Mail: <text:a xlink:type="simple" xlink:href="mailto:contact@anonymousplanet.org" office:name=""><text:span text:style-name="Definition">contact@anonymousplanet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Discord (bridged with Matrix): <text:a xlink:type="simple" xlink:href="https://discord.gg/V8dmd9y7mt" office:name=""><text:span text:style-name="Definition">https://discord.gg/V8dmd9y7mt</text:span></text:a> - Github Discussions: <text:a xlink:type="simple" xlink:href="https://github.com/AnonymousPlanet/thgtoa/discussions" office:name=""><text:span text:style-name="Definition">https://github.com/AnonymousPlanet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5:35Z</meta:creation-date>
    <dc:date>2022-03-12T20:35:35Z</dc:date>
  </office:meta>
</office:document-meta>
</file>